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c25ca" officeooo:paragraph-rsid="001c25ca"/>
    </style:style>
    <style:style style:name="P2" style:family="paragraph" style:parent-style-name="Standard">
      <style:paragraph-properties fo:text-align="end" style:justify-single-word="false" style:writing-mode="rl-tb"/>
      <style:text-properties officeooo:rsid="001c25ca" officeooo:paragraph-rsid="001ce338"/>
    </style:style>
    <style:style style:name="P3" style:family="paragraph" style:parent-style-name="Standard">
      <style:paragraph-properties fo:text-align="end" style:justify-single-word="false" style:writing-mode="rl-tb"/>
      <style:text-properties officeooo:rsid="001ce338" officeooo:paragraph-rsid="001ce338"/>
    </style:style>
    <style:style style:name="P4" style:family="paragraph" style:parent-style-name="Standard">
      <style:paragraph-properties fo:text-align="end" style:justify-single-word="false" style:writing-mode="rl-tb"/>
      <style:text-properties officeooo:rsid="001ce338" officeooo:paragraph-rsid="001ce338"/>
    </style:style>
    <style:style style:name="P5" style:family="paragraph" style:parent-style-name="Standard">
      <style:paragraph-properties fo:text-align="end" style:justify-single-word="false" style:writing-mode="rl-tb"/>
      <style:text-properties officeooo:rsid="001d8fc0" officeooo:paragraph-rsid="001d8fc0"/>
    </style:style>
    <style:style style:name="P6" style:family="paragraph" style:parent-style-name="Standard">
      <style:paragraph-properties fo:text-align="end" style:justify-single-word="false" style:writing-mode="rl-tb"/>
      <style:text-properties officeooo:rsid="001ec26d" officeooo:paragraph-rsid="001ec26d"/>
    </style:style>
    <style:style style:name="P7" style:family="paragraph" style:parent-style-name="Standard">
      <style:paragraph-properties fo:text-align="end" style:justify-single-word="false" style:writing-mode="rl-tb"/>
      <style:text-properties officeooo:rsid="001c25ca" officeooo:paragraph-rsid="001ce338"/>
    </style:style>
    <style:style style:name="P8" style:family="paragraph" style:parent-style-name="Standard">
      <style:paragraph-properties fo:text-align="end" style:justify-single-word="false" style:writing-mode="rl-tb"/>
      <style:text-properties officeooo:rsid="00206f46" officeooo:paragraph-rsid="00206f46"/>
    </style:style>
    <style:style style:name="P9" style:family="paragraph" style:parent-style-name="Standard">
      <style:paragraph-properties fo:text-align="end" style:justify-single-word="false" style:writing-mode="rl-tb"/>
      <style:text-properties officeooo:rsid="00222433" officeooo:paragraph-rsid="00222433"/>
    </style:style>
    <style:style style:name="P10" style:family="paragraph" style:parent-style-name="Standard">
      <style:paragraph-properties fo:text-align="end" style:justify-single-word="false" style:writing-mode="rl-tb"/>
      <style:text-properties officeooo:rsid="00272570" officeooo:paragraph-rsid="00272570"/>
    </style:style>
    <style:style style:name="T1" style:family="text">
      <style:text-properties officeooo:rsid="001ce338"/>
    </style:style>
    <style:style style:name="T2" style:family="text">
      <style:text-properties officeooo:rsid="001ff99a"/>
    </style:style>
    <style:style style:name="T3" style:family="text">
      <style:text-properties officeooo:rsid="002881d5"/>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לפני שנים, יצאתי למסע לבירור יסודות האמונה (הדתית?) שלי. פניתי לשלושה חברים, כל אחד מהם איש חושב שאני מעריך, דתיים בצורה כזאת או אחרת ושאלתי אותם האם הם מאמינים באלוהים.</text:p>
      <text:p text:style-name="P1">אחד ענה לי שהוא מאמין באלוהים אבל לא בהתגלות. </text:p>
      <text:p text:style-name="P1">אחר ענה לי שהוא לא מאמין באלוהים אבל הוא מאמין בקדושת הטקסט.</text:p>
      <text:p text:style-name="P1">שלישי ענה לי שהא מאמין באלוהים, אבל אלוהים בשבילו זה רובד של משמעות.</text:p>
      <text:p text:style-name="P2">היה לי קשה עם כל אחת מהתשובות האלה. בתוכי הרגשתי שבעצם אם חושבים בצורה רציונאלית אין סיבה להאמין באלוהים. אבל כדי להצדיק את הקיום הדתי שלנו אנחנו מוצאים כל מיני צורות של אמונה שמאפשרות לנו לפסוח על שני הסעיפים – להחזיק בתפיסות הרציונאליות שלנו מחד, אבל להישאר דתיים מאידך.</text:p>
      <text:p text:style-name="P3">בירור עצמי בשנים האחרונות.</text:p>
      <text:p text:style-name="P3">עבודה בגשמיות.</text:p>
      <text:p text:style-name="P3">סמנטיקה של שפה.</text:p>
      <text:p text:style-name="P6">על פי אלפרד טרסקי(לוגיקן יהודי פולני בן המאה ה-20), כדי להגדיר משפט כאמיתי בשפה מסויימת יש צורך במטא-שפה (שפה שמדברת על השפה) שבה יוגדר המשפט כאמיתי. <text:span text:style-name="T2">לא ניתן מהשפה עצמה להגדיר מה אמיתי בה אלא צריך נקודת מבט חיצונית של שפה אחרת שבה יהיה ניתן להגדיר איזה משפט אמיתי ואיזה לא. </text:span></text:p>
      <text:p text:style-name="P6">כך למשל אם לשם ההמחשה נחשוב על משפט באנגלית כמו The snow is white, נצטרך להגיד ש</text:p>
      <text:p text:style-name="P6">The snow is white if the snow is white. אבל משפט כזה ייצור לולאה אינסופית כי כדי לבדוק את אמיתות החלק השני נצטרך לחזור לחלק הראשון וחוזר חלילה.</text:p>
      <text:p text:style-name="P6">אם נחשוב על עברית כמטא-שפה כאן נוכל לנסח משפט כמו המשפט "the snow is white” אמיתי אם השלג הוא לבן.(אם לא היינו יודעים אנגלית, משפט כזה היה עושה הרבה הגיון כי בעצם הוא היה חושף להו את משמעות המשפט הנבדק) </text:p>
      <text:p text:style-name="P5">צורה ותוכן.(אריסטו חומר וצורה)</text:p>
      <text:p text:style-name="P3">מהו המעשה הדתי. מהו לימוד תורה.</text:p>
      <text:p text:style-name="P2"><text:span text:style-name="T1">בחירה בצורת הסתכלות.</text:span> <text:s/></text:p>
      <text:p text:style-name="P8"/>
      <text:p text:style-name="P8">המדע עונה על השאלה "איך". אין לו כלים להתייחס לשאלת המשמעות(מה זה. למה זה). המדע מנסח את התיאוריות של במשוואות מתמטיות. הן השפה של המדע. אבל אפילו הן חסרות מובן בלי שפה שתיתן להם משמעות.</text:p>
      <text:p text:style-name="P8">למשל, <draw:frame draw:style-name="fr1" draw:name="Object1" text:anchor-type="as-char" svg:y="-0.172in" svg:width="0.6154in" svg:height="0.2075in" draw:z-index="0"><draw:object xlink:href="./Object 1" xlink:type="simple" xlink:show="embed" xlink:actuate="onLoad"/><draw:image xlink:href="./ObjectReplacements/Object 1" xlink:type="simple" xlink:show="embed" xlink:actuate="onLoad"/></draw:frame>,תוכל להיחשב כאמיתית רק אם נגדיר ש E זה אנרגיה, M זה מסה ו <draw:frame draw:style-name="fr1" draw:name="Object2" text:anchor-type="as-char" svg:y="-0.172in" svg:width="0.2134in" svg:height="0.2075in" draw:z-index="1"><draw:object xlink:href="./Object 2" xlink:type="simple" xlink:show="embed" xlink:actuate="onLoad"/><draw:image xlink:href="./ObjectReplacements/Object 2" xlink:type="simple" xlink:show="embed" xlink:actuate="onLoad"/></draw:frame><text:s text:c="2"/>זאת מהירות האור.</text:p>
      <text:p text:style-name="P8"/>
      <text:p text:style-name="P8">שני התיאורים הבאים שונים מאוד אבל יכולים לתאר את אותה המציאות:</text:p>
      <text:p text:style-name="P8">“זרם פוטונים בתדירות מסויימת פגע בצבר מולקולות שבלעו חלק מהפוטונים והחזירו חלק אחר.</text:p>
      <text:p text:style-name="P9">הפוטונים החוזרים פגעו בפוטורצפטורים שגרמו לפוטנציאל פעולה בעצב הראיה. עיבוד האות מעצב ראיה עורר פעילות מוחית באונה האוקסיפיטאלית שגרמה בתגובת שרשרת להפרשה של הורמונים"</text:p>
      <text:p text:style-name="P9"/>
      <text:p text:style-name="P9">“קרני השמש נצנצו על טיפות המים הפזורות על עלי הכותרת. המראה הנהדר הזה גרם לטלי להתרגשות גדולה.”</text:p>
      <text:p text:style-name="P9"/>
      <text:p text:style-name="P10">שכר ועונש - אין</text:p>
      <text:p text:style-name="P10">ציניות <text:span text:style-name="T3">כלפי מצוות הדת</text:span> – נובעת <text:span text:style-name="T3">מכך שאין בסיס מחשבתי מוצק לאמונות הדתיות ולכן נתפסות כנחותות מול העולם המדעי/חילוני. כדי להסתדר עם הדיסוננס של ביצוע מעשים נחותים, נוקטים בציניות כלפיהם.</text:span></text:p>
      <text:p text:style-name="P10"><text:soft-page-break/>חילול ה'- <text:span text:style-name="T3">בדרך כלל מוסבר כהתנהגות לא מוסרית של אדם דתי. נובע מההנחה שאדם דתי אמור להיות יותר מוסרי. האם זה אכן נכון בעולמנו?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21:33:31.287166823</meta:creation-date>
    <dc:date>2020-03-14T20:58:06.208033520</dc:date>
    <meta:editing-duration>PT10H18M22S</meta:editing-duration>
    <meta:editing-cycles>5</meta:editing-cycles>
    <meta:generator>LibreOffice/6.0.7.3$Linux_X86_64 LibreOffice_project/00m0$Build-3</meta:generator>
    <meta:document-statistic meta:table-count="0" meta:image-count="0" meta:object-count="2" meta:page-count="2" meta:paragraph-count="24" meta:word-count="445" meta:character-count="2452" meta:non-whitespace-character-count="2021"/>
  </office:meta>
</office:document-meta>
</file>

<file path=Object 1/content.xml><?xml version="1.0" encoding="utf-8"?>
<math xmlns="http://www.w3.org/1998/Math/MathML" display="block">
  <semantics>
    <mrow>
      <mi>E</mi>
      <mo stretchy="false">=</mo>
      <msup>
        <mi mathvariant="italic">Mc</mi>
        <mn>2</mn>
      </msup>
    </mrow>
    <annotation encoding="StarMath 5.0">E = Mc^2 </annotation>
  </semantics>
</math>
</file>

<file path=Object 2/content.xml><?xml version="1.0" encoding="utf-8"?>
<math xmlns="http://www.w3.org/1998/Math/MathML" display="block">
  <semantics>
    <msup>
      <mi>c</mi>
      <mn>2</mn>
    </msup>
    <annotation encoding="StarMath 5.0">c^2</annotation>
  </semantics>
</math>
</file>